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Prometheus is a great tool for collecting metrics, but its visualization capabilities are limited. Grafana can serve as a useful addition to your monitoring ecosystem, providing advanced and customizable visualizations and dashboards on top of your Prometheus metric data. In this lesson, we introduce Grafana and discuss how it fits together with Prometheus.</text:p>
      <text:h text:style-name="Heading_20_4" text:outline-level="4"><text:bookmark text:name="relevant-documentation"/>Relevant Documentation</text:h>
      <text:list xml:id="list2024504944" text:style-name="L1">
        <text:list-item>
          <text:p text:style-name="P3"><text:a xlink:type="simple" xlink:href="https://prometheus.io/docs/visualization/grafana/" text:style-name="Internet_20_link" text:visited-style-name="Visited_20_Internet_20_Link">Grafana</text:a></text:p>
        </text:list-item>
        <text:list-item>
          <text:p text:style-name="P1"><text:a xlink:type="simple" xlink:href="https://grafana.com/docs/grafana/latest/guides/what-is-grafana/" text:style-name="Internet_20_link" text:visited-style-name="Visited_20_Internet_20_Link">What is Grafana?</text:a></text:p>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7T07:12:57.333759312</dc:date>
    <meta:editing-duration>PT50S</meta:editing-duration>
    <meta:editing-cycles>1</meta:editing-cycles>
    <meta:document-statistic meta:table-count="0" meta:image-count="0" meta:object-count="0" meta:page-count="1" meta:paragraph-count="4" meta:word-count="61" meta:character-count="406" meta:non-whitespace-character-count="351"/>
    <meta:generator>LibreOffice/6.0.7.3$Linux_X86_64 LibreOffice_project/00m0$Build-3</meta:generator>
  </office:meta>
</office:document-meta>
</file>